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3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3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3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3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3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7" table:number-rows-spanned="1">
            <text:p>admin can modify every user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6" table:number-rows-spanned="1">
            <text:p>extended logging, tried to fix email verification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3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3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rontend view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3" office:value-type="string" calcext:value-type="string">
            <text:p>deployment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5" table:number-rows-spanned="1">
            <text:p>making single page application links accessible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6.0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6" table:number-rows-spanned="1">
            <text:p>Bugfixing –&gt; tables, upload encryption, cypress tests, registration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3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57])" office:value-type="float" office:value="170" calcext:value-type="float">
            <text:p>170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59]-[.B58]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Known Bugs</text:p>
          </table:table-cell>
          <table:table-cell table:style-name="ce1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4"/>
        </table:table-row>
        <table:table-row table:style-name="ro1">
          <table:table-cell table:style-name="ce13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4"/>
        </table:table-row>
        <table:table-row table:style-name="ro1">
          <table:table-cell table:style-name="ce13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3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3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.00.0000</text:date>, <text:time style:data-style-name="N2" text:time-value="15:36:44.1387537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6T15:37:25.245359205</dc:date>
    <meta:editing-duration>P1DT2H17M44S</meta:editing-duration>
    <meta:editing-cycles>124</meta:editing-cycles>
    <meta:generator>LibreOffice/6.0.7.3$Linux_X86_64 LibreOffice_project/00m0$Build-3</meta:generator>
    <meta:document-statistic meta:table-count="3" meta:cell-count="157" meta:object-count="0"/>
  </office:meta>
</office:document-meta>
</file>